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erif" svg:font-family="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style:font-name="Arial" fo:font-size="14pt" officeooo:paragraph-rsid="0002e00d" style:font-size-asian="14pt" style:font-size-complex="14pt"/>
    </style:style>
    <style:style style:name="P2" style:family="paragraph" style:parent-style-name="Standard">
      <style:paragraph-properties fo:text-align="justify" style:justify-single-word="false" style:writing-mode="lr-tb"/>
      <style:text-properties style:font-name="Arial" fo:font-size="14pt" officeooo:rsid="00072b0b" officeooo:paragraph-rsid="00072b0b" style:font-size-asian="14pt" style:font-name-complex="Arial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Arial" fo:font-size="14pt" officeooo:paragraph-rsid="00072b0b" style:font-size-asian="14pt" style:font-name-complex="Arial" style:font-size-complex="14pt"/>
    </style:style>
    <style:style style:name="P4" style:family="paragraph" style:parent-style-name="Standard">
      <style:paragraph-properties style:writing-mode="lr-tb"/>
      <style:text-properties style:font-name="serif" fo:font-size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style:font-size-asian="14pt" style:font-name-complex="Arial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officeooo:rsid="0007b035" officeooo:paragraph-rsid="0007b035" style:font-size-asian="14pt" style:font-name-complex="Arial" style:font-size-complex="14pt"/>
    </style:style>
    <style:style style:name="P7" style:family="paragraph" style:parent-style-name="Header">
      <style:text-properties officeooo:rsid="000b0863" officeooo:paragraph-rsid="000b0863"/>
    </style:style>
    <style:style style:name="P8" style:family="paragraph" style:parent-style-name="Standard">
      <style:paragraph-properties fo:text-align="justify" style:justify-single-word="false" style:writing-mode="lr-tb"/>
      <style:text-properties style:font-name="Arial" fo:font-size="14pt" officeooo:rsid="00062273" officeooo:paragraph-rsid="0001ccc5" style:font-size-asian="14pt" style:font-size-complex="14pt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Arial" fo:font-size="14pt" officeooo:rsid="000b0863" officeooo:paragraph-rsid="000b0863" style:font-size-asian="14pt" style:font-name-complex="Arial" style:font-size-complex="14pt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Arial" fo:font-size="14pt" officeooo:paragraph-rsid="000b0863" style:font-size-asian="14pt" style:font-name-complex="Arial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officeooo:rsid="000b0863" style:font-size-asian="14pt" style:font-name-complex="Arial" style:font-size-complex="14pt"/>
    </style:style>
    <style:style style:name="T1" style:family="text">
      <style:text-properties officeooo:rsid="00072b0b"/>
    </style:style>
    <style:style style:name="T2" style:family="text">
      <style:text-properties officeooo:rsid="000b08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>LUGARES DE TRABALLO</text:p>
      <text:p text:style-name="P2"/>
      <text:p text:style-name="P2"/>
      <text:p text:style-name="P2">Caso práctico: </text:p>
      <text:p text:style-name="P3"/>
      <text:p text:style-name="P3"><text:span text:style-name="T1">Nunha oficina de 60 m2 traballan 10 personas. Cada empregado </text:span>disp<text:span text:style-name="T1">ón</text:span> dun<text:span text:style-name="T1">h</text:span>a mesa de dimensi<text:span text:style-name="T1">óns</text:span> 0,7 x 1,2 x 0,8 metros (alto, ancho, profundo) <text:span text:style-name="T1">e</text:span> un<text:span text:style-name="T1">h</text:span>a silla de 0,5 x 0,6 x 0,6 metros. Ademá<text:span text:style-name="T1">i</text:span>s, <text:span text:style-name="T1">n</text:span>a oficina ha<text:span text:style-name="T1">i</text:span> 5 estanterías de 2 x 2 x 0,5</text:p>
      <text:p text:style-name="P5">metros. S<text:span text:style-name="T1">á</text:span>be<text:span text:style-name="T1">se</text:span> que a altura d<text:span text:style-name="T1">o</text:span> te<text:span text:style-name="T1">it</text:span>o es de 2,5 metros.</text:p>
      <text:p text:style-name="P5"><text:span text:style-name="T1">D</text:span>esea<text:span text:style-name="T1">se</text:span> co<text:span text:style-name="T1">ñe</text:span>cer:</text:p>
      <text:p text:style-name="P5">¿Se cump<text:span text:style-name="T1">r</text:span>e <text:span text:style-name="T1">n</text:span>esta oficina a normativa en canto aos espacios <text:span text:style-name="T1">de traballo?</text:span></text:p>
      <text:p text:style-name="P11"/>
      <text:p text:style-name="P9">0,7 x 1,2 x 0,8 x 10 (mesa) = 6.72</text:p>
      <text:p text:style-name="P10">0,5 x 0,6 x 0,6 <text:span text:style-name="T2">x 10</text:span> <text:span text:style-name="T2">(silla) = 1.8</text:span></text:p>
      <text:p text:style-name="P10">2 x 2 x 0,5 <text:span text:style-name="T2">x 5</text:span> <text:span text:style-name="T2">(estanteria) = 10</text:span></text:p>
      <text:p text:style-name="P10"><text:tab/><text:tab/><text:tab/><text:tab/><text:tab/>---------</text:p>
      <text:p text:style-name="P10"><text:tab/><text:tab/><text:tab/><text:tab/><text:tab/><text:span text:style-name="T2">18.52m3</text:span></text:p>
      <text:p text:style-name="P9">60 x 2,5 = 150m3 oficina – 18,52m3 cosas = 131.48m3/10empleados=13.15m3/empleado</text:p>
      <text:p text:style-name="P9"/>
      <text:p text:style-name="P9">La oficina cumple con los requisitos</text:p>
      <text:p text:style-name="P5"/>
      <text:p text:style-name="P6">Para calcular os metros cadrados libres por cada traballador tedes a seguinte aplicación para introducir os datos: <text:a xlink:type="simple" xlink:href="https://herramientasprl.insst.es/seguridad/superficie-libre-minima-por-trabajador" text:style-name="Internet_20_link" text:visited-style-name="Visited_20_Internet_20_Link">https://herramientasprl.insst.es/seguridad/superficie-libre-minima-por-trabajador</text:a> </text:p>
      <text:p text:style-name="P6">Sacade o informe e enviádemo a través da aula virtual. </text:p>
      <text:p text:style-name="P8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erif" svg:font-family="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b0863" officeooo:paragraph-rsid="000b086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odrigo Iglesias Niet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2.2$Windows_X86_64 LibreOffice_project/8a45595d069ef5570103caea1b71cc9d82b2aae4</meta:generator>
    <dc:date>2022-10-05T17:39:12.059000000</dc:date>
    <meta:editing-duration>PT38M33S</meta:editing-duration>
    <meta:editing-cycles>9</meta:editing-cycles>
    <meta:document-statistic meta:table-count="0" meta:image-count="0" meta:object-count="0" meta:page-count="1" meta:paragraph-count="16" meta:word-count="155" meta:character-count="924" meta:non-whitespace-character-count="771"/>
  </office:meta>
</office:document-meta>
</file>